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8.2in" table:align="margins"/>
    </style:style>
    <style:style style:name="Table2.A" style:family="table-column">
      <style:table-column-properties style:column-width="8.2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8.1236in" style:rel-width="100%" fo:margin-left="0in" table:align="left"/>
    </style:style>
    <style:style style:name="Table3.A" style:family="table-column">
      <style:table-column-properties style:column-width="0.8083in" style:rel-column-width="1064*"/>
    </style:style>
    <style:style style:name="Table3.B" style:family="table-column">
      <style:table-column-properties style:column-width="0.809in" style:rel-column-width="1065*"/>
    </style:style>
    <style:style style:name="Table3.E" style:family="table-column">
      <style:table-column-properties style:column-width="0.8104in" style:rel-column-width="1066*"/>
    </style:style>
    <style:style style:name="Table3.J" style:family="table-column">
      <style:table-column-properties style:column-width="0.841in" style:rel-column-width="110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8.0472in" table:align="margins"/>
    </style:style>
    <style:style style:name="Table1.A" style:family="table-column">
      <style:table-column-properties style:column-width="4.0236in" style:rel-column-width="32765*"/>
    </style:style>
    <style:style style:name="Table1.B" style:family="table-column">
      <style:table-column-properties style:column-width="0.8049in" style:rel-column-width="6553*"/>
    </style:style>
    <style:style style:name="Table1.F" style:family="table-column">
      <style:table-column-properties style:column-width="0.8056in" style:rel-column-width="6558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8.2in" table:align="margins"/>
    </style:style>
    <style:style style:name="Table6.A" style:family="table-column">
      <style:table-column-properties style:column-width="0.8194in" style:rel-column-width="6549*"/>
    </style:style>
    <style:style style:name="Table6.B" style:family="table-column">
      <style:table-column-properties style:column-width="0.8201in" style:rel-column-width="6554*"/>
    </style:style>
    <style:style style:name="Table6.D" style:family="table-column">
      <style:table-column-properties style:column-width="1.6396in" style:rel-column-width="13103*"/>
    </style:style>
    <style:style style:name="Table6.I" style:family="table-column">
      <style:table-column-properties style:column-width="0.8222in" style:rel-column-width="656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I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9fb49" officeooo:paragraph-rsid="00412ab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Liberation Sans" fo:font-size="10pt" officeooo:paragraph-rsid="00412abe" style:font-size-asian="10pt" style:font-size-complex="10pt"/>
    </style:style>
    <style:style style:name="P3" style:family="paragraph" style:parent-style-name="Table_20_Contents">
      <style:text-properties style:font-name="Liberation Sans" fo:font-size="9pt" fo:font-weight="bold" officeooo:rsid="003bb094" officeooo:paragraph-rsid="00412abe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Liberation Sans" fo:font-size="9pt" fo:font-weight="bold" officeooo:rsid="000e4662" officeooo:paragraph-rsid="00412abe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Liberation Sans" fo:font-size="9pt" fo:font-weight="bold" officeooo:rsid="007ecb3a" officeooo:paragraph-rsid="007ecb3a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9pt" officeooo:paragraph-rsid="00412abe" style:font-size-asian="9pt" style:font-size-complex="9pt"/>
    </style:style>
    <style:style style:name="P7" style:family="paragraph" style:parent-style-name="Table_20_Contents"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00f62e9" officeooo:paragraph-rsid="0084a1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Liberation Sans" fo:font-size="8pt" fo:font-weight="bold" officeooo:rsid="000f62e9" officeooo:paragraph-rsid="0084a181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Liberation Sans" fo:font-size="8pt" fo:font-weight="bold" officeooo:rsid="0052da7f" officeooo:paragraph-rsid="0052da7f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Liberation Sans" fo:font-size="8pt" fo:font-weight="bold" officeooo:rsid="0033f1bf" officeooo:paragraph-rsid="0033f1bf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8pt" fo:font-weight="bold" officeooo:paragraph-rsid="0084a181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Liberation Sans" fo:font-size="8pt" style:font-size-asian="8pt" style:font-size-complex="8pt"/>
    </style:style>
    <style:style style:name="P16" style:family="paragraph" style:parent-style-name="Table_20_Contents">
      <style:text-properties style:font-name="Liberation Sans" fo:font-size="8pt" officeooo:paragraph-rsid="00328a4a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4a2c3c" officeooo:paragraph-rsid="0054b586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33f1bf" officeooo:paragraph-rsid="0033f1b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474c30" officeooo:paragraph-rsid="00474c30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4d56d7" officeooo:paragraph-rsid="0033f1bf" style:font-size-asian="8pt" style:font-size-complex="8pt"/>
    </style:style>
    <style:style style:name="P22" style:family="paragraph" style:parent-style-name="Table_20_Contents">
      <style:text-properties style:font-name="Liberation Sans" fo:font-size="8pt" officeooo:paragraph-rsid="0084a181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8pt" officeooo:rsid="007a6db6" officeooo:paragraph-rsid="0084a181" style:font-size-asian="8pt" style:font-size-complex="8pt"/>
    </style:style>
    <style:style style:name="P24" style:family="paragraph" style:parent-style-name="Table_20_Contents">
      <style:text-properties fo:font-size="9pt" officeooo:paragraph-rsid="00328a4a" style:font-size-asian="9pt" style:font-size-complex="9pt"/>
    </style:style>
    <style:style style:name="P25" style:family="paragraph" style:parent-style-name="Standard">
      <style:text-properties officeooo:paragraph-rsid="0084a181"/>
    </style:style>
    <style:style style:name="P26" style:family="paragraph" style:parent-style-name="Standard">
      <style:text-properties fo:font-size="6pt" officeooo:paragraph-rsid="00412abe" style:font-size-asian="5.25pt" style:font-size-complex="6pt"/>
    </style:style>
    <style:style style:name="P27" style:family="paragraph" style:parent-style-name="Table_20_Contents">
      <style:text-properties style:font-name="Liberation Sans" fo:font-size="9pt" fo:font-weight="bold" officeooo:rsid="003bb094" officeooo:paragraph-rsid="009fc09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Liberation Sans" fo:font-size="9pt" fo:font-weight="bold" officeooo:rsid="000e4662" officeooo:paragraph-rsid="009fc09d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Liberation Sans" fo:font-size="9pt" fo:font-weight="bold" officeooo:rsid="007ecb3a" officeooo:paragraph-rsid="009fc09d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Liberation Sans" fo:font-size="8pt" fo:font-weight="bold" officeooo:rsid="0033f1bf" officeooo:paragraph-rsid="0054b586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" fo:font-size="8pt" officeooo:paragraph-rsid="00328a4a" style:font-size-asian="8pt" style:font-size-complex="8pt"/>
    </style:style>
    <style:style style:name="P32" style:family="paragraph" style:parent-style-name="Table_20_Contents">
      <style:text-properties fo:font-size="6pt" officeooo:paragraph-rsid="00328a4a" style:font-size-asian="6pt" style:font-size-complex="6pt"/>
    </style:style>
    <style:style style:name="P33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3bb094"/>
    </style:style>
    <style:style style:name="T2" style:family="text">
      <style:text-properties officeooo:rsid="00820464"/>
    </style:style>
    <style:style style:name="T3" style:family="text">
      <style:text-properties officeooo:rsid="00786f82"/>
    </style:style>
    <style:style style:name="T4" style:family="text">
      <style:text-properties officeooo:rsid="006863b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6f3ef"/>
    </style:style>
    <style:style style:name="T7" style:family="text">
      <style:text-properties officeooo:rsid="00870c1c"/>
    </style:style>
    <style:style style:name="fr1" style:family="graphic" style:parent-style-name="Frame">
      <style:graphic-properties style:run-through="foreground" style:protect="size" style:wrap="none" style:vertical-pos="from-top" style:horizontal-pos="from-left" style:horizontal-rel="page" fo:background-color="transparent" draw:fill="none" draw:fill-color="#ffffff" fo:padding="0.0591in" fo:border="0.06pt solid #ffffff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ext-input text:description="&lt;for each=&quot;p in lines(data['form'])[0]['lista_facturas']&quot;&gt;">for p</text:text-input>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 table:number-columns-repeated="2"/>
              <table:table-column table:style-name="Table3.A"/>
              <table:table-column table:style-name="Table3.E"/>
              <table:table-column table:style-name="Table3.B"/>
              <table:table-column table:style-name="Table3.A"/>
              <table:table-column table:style-name="Table3.B" table:number-columns-repeated="2"/>
              <table:table-column table:style-name="Table3.J"/>
              <table:table-row>
                <table:table-cell table:style-name="Table3.A1" office:value-type="string">
                  <text:p text:style-name="P12"><text:text-input text:description="&lt;p['factura']&gt;">factura</text:text-input></text:p>
                </table:table-cell>
                <table:table-cell table:style-name="Table3.A1" office:value-type="string">
                  <text:p text:style-name="P15"><text:text-input text:description="&lt;p['fechafactura']&gt;">fechafactura</text:text-input></text:p>
                </table:table-cell>
                <table:table-cell table:style-name="Table3.A1" office:value-type="string">
                  <text:p text:style-name="P15"><text:text-input text:description="&lt;p['vencimiento']&gt;">fecha vencimiento</text:text-input></text:p>
                </table:table-cell>
                <table:table-cell table:style-name="Table3.A1" office:value-type="string">
                  <text:p text:style-name="P15"><text:text-input text:description="&lt;p['tipopago']&gt;">tipo pago</text:text-input></text:p>
                </table:table-cell>
                <table:table-cell table:style-name="Table3.A1" office:value-type="string">
                  <text:p text:style-name="P15"/>
                </table:table-cell>
                <table:table-cell table:style-name="Table3.A1" office:value-type="string">
                  <text:p text:style-name="P13"><text:span text:style-name="T6">$</text:span><text:text-input text:description="&lt;formatLang(p['totalfactura'])&gt;">total</text:text-input></text:p>
                </table:table-cell>
                <table:table-cell table:style-name="Table3.A1" office:value-type="string">
                  <text:p text:style-name="P13"><text:span text:style-name="T7">$</text:span><text:span text:style-name="T7"><text:text-input text:description="&lt;formatLang(p['abonos'])&gt;">abonos</text:text-input></text:span></text:p>
                </table:table-cell>
                <table:table-cell table:style-name="Table3.A1" office:value-type="string">
                  <text:p text:style-name="P13"><text:span text:style-name="T7">$</text:span><text:text-input text:description="&lt;formatLang(p['saldoactual'])&gt;">saldo</text:text-input></text:p>
                </table:table-cell>
                <table:table-cell table:style-name="Table3.A1" office:value-type="string">
                  <text:p text:style-name="P15"/>
                </table:table-cell>
                <table:table-cell table:style-name="Table3.A1" office:value-type="string">
                  <text:p text:style-name="P15"/>
                </table:table-cell>
              </table:table-row>
              <table:table-row>
                <table:table-cell table:style-name="Table3.A1" table:number-columns-spanned="10" office:value-type="string">
                  <text:p text:style-name="P17"><text:text-input text:description="&lt;for each=&quot;l in p['lineas']&quot;&gt;">for l lineas</text:text-input></text:p>
                  <table:table table:name="Table1" table:style-name="Table1">
                    <table:table-column table:style-name="Table1.A"/>
                    <table:table-column table:style-name="Table1.B" table:number-columns-repeated="4"/>
                    <table:table-column table:style-name="Table1.F"/>
                    <table:table-row>
                      <table:table-cell table:style-name="Table1.A1" office:value-type="string">
                        <text:p text:style-name="P30"><text:text-input text:description="&lt;l['linea']&gt;">Linea</text:text-input></text:p>
                      </table:table-cell>
                      <table:table-cell table:style-name="Table1.A1" office:value-type="string">
                        <text:p text:style-name="P19"><text:span text:style-name="T7">$</text:span><text:text-input text:description=""/><text:span text:style-name="T5"><text:text-input text:description="&lt;formatLang(l['suma'])&gt;">suma linea</text:text-input></text:span></text:p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</table:table-row>
                    <table:table-row>
                      <table:table-cell table:style-name="Table1.A1" office:value-type="string">
                        <text:p text:style-name="P18"><text:s/><text:text-input text:description="&lt;for each=&quot;d in l['detalles']&quot;&gt;">for d detalles linea</text:text-input></text:p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</table:table-row>
                    <table:table-row>
                      <table:table-cell table:style-name="Table1.A1" office:value-type="string">
                        <text:p text:style-name="P20"><text:text-input text:description=""/> <text:s text:c="3"/><text:text-input text:description="&lt;d['producto']&gt;">producto</text:text-input></text:p>
                      </table:table-cell>
                      <table:table-cell table:style-name="Table1.A1" office:value-type="string">
                        <text:p text:style-name="P19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9"><text:text-input text:description="&lt;formatLang(d['cantidad'])&gt;">cantidad</text:text-input><text:text-input text:description=""/></text:p>
                      </table:table-cell>
                      <table:table-cell table:style-name="Table1.A1" office:value-type="string">
                        <text:p text:style-name="P19"><text:span text:style-name="T7">$</text:span><text:text-input text:description="&lt;formatLang(d['preciounit'])&gt;">precio unitario</text:text-input></text:p>
                      </table:table-cell>
                      <table:table-cell table:style-name="Table1.A1" office:value-type="string">
                        <text:p text:style-name="P19"><text:span text:style-name="T7">$</text:span><text:text-input text:description="&lt;formatLang(d['importe_producto'])&gt;">importe producto</text:text-input></text:p>
                      </table:table-cell>
                    </table:table-row>
                    <table:table-row>
                      <table:table-cell table:style-name="Table1.A1" office:value-type="string">
                        <text:p text:style-name="P18"><text:s/><text:text-input text:description="&lt;/for&gt;">end for d l</text:text-input></text:p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  <table:table-cell table:style-name="Table1.A1" office:value-type="string">
                        <text:p text:style-name="P15"/>
                      </table:table-cell>
                    </table:table-row>
                  </table:table>
                  <text:p text:style-name="P21"><text:text-input text:description="&lt;/for&gt;">end for l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4"/>
          </table:table-cell>
        </table:table-row>
      </table:table>
      <text:p text:style-name="P24"><text:text-input text:description="&lt;/for&gt;">end for</text:text-input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B"/>
        <table:table-column table:style-name="Table6.A"/>
        <table:table-column table:style-name="Table6.B" table:number-columns-repeated="2"/>
        <table:table-column table:style-name="Table6.I"/>
        <table:table-row>
          <table:table-cell table:style-name="Table6.A1" office:value-type="string">
            <text:p text:style-name="P22"/>
          </table:table-cell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23">Total General: </text:p>
          </table:table-cell>
          <table:table-cell table:style-name="Table6.B1" office:value-type="string">
            <text:p text:style-name="P14"><text:span text:style-name="T7">$</text:span><text:text-input text:description="&lt;formatLang(lines(data['form'])[0]['sumaFactura'])&gt;">suma factura</text:text-input></text:p>
          </table:table-cell>
          <table:table-cell table:style-name="Table6.B1" office:value-type="string">
            <text:p text:style-name="P14"><text:span text:style-name="T7">$</text:span><text:text-input text:description="&lt;formatLang(lines(data['form'])[0]['sumaAbonos'])&gt;">suma abonos</text:text-input></text:p>
          </table:table-cell>
          <table:table-cell table:style-name="Table6.B1" office:value-type="string">
            <text:p text:style-name="P9"><text:span text:style-name="T7">$</text:span><text:text-input text:description="&lt;formatLang(lines(data['form'])[0]['sumaSaldo'])&gt;">suma saldo</text:text-input></text:p>
          </table:table-cell>
          <table:table-cell table:style-name="Table6.B1" office:value-type="string">
            <text:p text:style-name="P10"/>
          </table:table-cell>
          <table:table-cell table:style-name="Table6.I1" office:value-type="string">
            <text:p text:style-name="P10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2in" table:align="margins"/>
    </style:style>
    <style:style style:name="Table4.A" style:family="table-column">
      <style:table-column-properties style:column-width="1.8111in" style:rel-column-width="2608*"/>
    </style:style>
    <style:style style:name="Table4.B" style:family="table-column">
      <style:table-column-properties style:column-width="1.0014in" style:rel-column-width="1442*"/>
    </style:style>
    <style:style style:name="Table4.C" style:family="table-column">
      <style:table-column-properties style:column-width="4.3111in" style:rel-column-width="6208*"/>
    </style:style>
    <style:style style:name="Table4.D" style:family="table-column">
      <style:table-column-properties style:column-width="1.0764in" style:rel-column-width="1550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7646in"/>
    </style:style>
    <style:style style:name="Table5" style:family="table">
      <style:table-properties style:width="8.2in" table:align="margins"/>
    </style:style>
    <style:style style:name="Table5.A" style:family="table-column">
      <style:table-column-properties style:column-width="0.8201in" style:rel-column-width="6553*"/>
    </style:style>
    <style:style style:name="Table5.J" style:family="table-column">
      <style:table-column-properties style:column-width="0.8208in" style:rel-column-width="655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347in"/>
    </style:style>
    <style:style style:name="Table5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9fb49" officeooo:paragraph-rsid="00412abe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style:font-name="Liberation Sans" fo:font-size="10pt" officeooo:paragraph-rsid="00412abe" style:font-size-asian="10pt" style:font-size-complex="10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Table_20_Contents">
      <style:text-properties style:font-name="Liberation Sans" fo:font-size="9pt" fo:font-weight="bold" officeooo:rsid="003bb094" officeooo:paragraph-rsid="00412abe" style:font-size-asian="9pt" style:font-weight-asian="bold" style:font-size-complex="9pt" style:font-weight-complex="bold"/>
    </style:style>
    <style:style style:name="MP5" style:family="paragraph" style:parent-style-name="Table_20_Contents">
      <style:text-properties style:font-name="Liberation Sans" fo:font-size="9pt" fo:font-weight="bold" officeooo:rsid="000e4662" officeooo:paragraph-rsid="00412abe" style:font-size-asian="9pt" style:font-weight-asian="bold" style:font-size-complex="9pt" style:font-weight-complex="bold"/>
    </style:style>
    <style:style style:name="MP6" style:family="paragraph" style:parent-style-name="Table_20_Contents">
      <style:text-properties style:font-name="Liberation Sans" fo:font-size="9pt" fo:font-weight="bold" officeooo:rsid="007ecb3a" officeooo:paragraph-rsid="007ecb3a" style:font-size-asian="9pt" style:font-weight-asian="bold" style:font-size-complex="9pt" style:font-weight-complex="bold"/>
    </style:style>
    <style:style style:name="MP7" style:family="paragraph" style:parent-style-name="Table_20_Contents">
      <style:text-properties style:font-name="Liberation Sans" fo:font-size="9pt" fo:font-weight="bold" officeooo:rsid="003bb094" officeooo:paragraph-rsid="009fc09d" style:font-size-asian="9pt" style:font-weight-asian="bold" style:font-size-complex="9pt" style:font-weight-complex="bold"/>
    </style:style>
    <style:style style:name="MP8" style:family="paragraph" style:parent-style-name="Table_20_Contents">
      <style:text-properties style:font-name="Liberation Sans" fo:font-size="9pt" fo:font-weight="bold" officeooo:rsid="000e4662" officeooo:paragraph-rsid="009fc09d" style:font-size-asian="9pt" style:font-weight-asian="bold" style:font-size-complex="9pt" style:font-weight-complex="bold"/>
    </style:style>
    <style:style style:name="MP9" style:family="paragraph" style:parent-style-name="Table_20_Contents">
      <style:text-properties style:font-name="Liberation Sans" fo:font-size="9pt" fo:font-weight="bold" officeooo:rsid="007ecb3a" officeooo:paragraph-rsid="009fc09d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text-align="end" style:justify-single-word="false"/>
      <style:text-properties style:font-name="Liberation Sans" fo:font-size="9pt" officeooo:paragraph-rsid="00412abe" style:font-size-asian="9pt" style:font-size-complex="9pt"/>
    </style:style>
    <style:style style:name="MP11" style:family="paragraph" style:parent-style-name="Table_20_Contents"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MP12" style:family="paragraph" style:parent-style-name="Table_20_Contents">
      <style:text-properties style:font-name="Liberation Sans" fo:font-size="8pt" fo:font-weight="bold" officeooo:rsid="0052da7f" officeooo:paragraph-rsid="0052da7f" style:font-size-asian="8pt" style:font-weight-asian="bold" style:font-size-complex="8pt" style:font-weight-complex="bold"/>
    </style:style>
    <style:style style:name="MP13" style:family="paragraph" style:parent-style-name="Table_20_Contents">
      <style:text-properties style:font-name="Liberation Sans" fo:font-size="8pt" officeooo:paragraph-rsid="00328a4a" style:font-size-asian="8pt" style:font-size-complex="8pt"/>
    </style:style>
    <style:style style:name="MP14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0f62e9" officeooo:paragraph-rsid="00328a4a" style:font-size-asian="8pt" style:font-weight-asian="bold" style:font-size-complex="8pt" style:font-weight-complex="bold"/>
    </style:style>
    <style:style style:name="MP15" style:family="paragraph" style:parent-style-name="Standard">
      <style:text-properties fo:font-size="6pt" officeooo:paragraph-rsid="00412abe" style:font-size-asian="5.25pt" style:font-size-complex="6pt"/>
    </style:style>
    <style:style style:name="MT1" style:family="text">
      <style:text-properties officeooo:rsid="003bb094"/>
    </style:style>
    <style:style style:name="MT2" style:family="text">
      <style:text-properties officeooo:rsid="00820464"/>
    </style:style>
    <style:style style:name="MT3" style:family="text">
      <style:text-properties officeooo:rsid="00786f82"/>
    </style:style>
    <style:style style:name="MT4" style:family="text">
      <style:text-properties officeooo:rsid="006863b0"/>
    </style:style>
    <style:style style:name="Mfr1" style:family="graphic" style:parent-style-name="Frame">
      <style:graphic-properties style:run-through="foreground" style:protect="size" style:wrap="none" style:vertical-pos="from-top" style:horizontal-pos="from-left" style:horizontal-rel="page" fo:background-color="transparent" draw:fill="none" draw:fill-color="#ffffff" fo:padding="0.0591in" fo:border="0.06pt solid #ffffff" style:shadow="none" draw:shadow-opacity="100%">
        <style:columns fo:column-count="1" fo:column-gap="0in"/>
      </style:graphic-properties>
    </style:style>
    <style:page-layout style:name="Mpm1">
      <style:page-layout-properties fo:page-width="8.5in" fo:page-height="11in" style:num-format="1" style:print-orientation="portrait" fo:margin-top="0.15in" fo:margin-bottom="0in" fo:margin-left="0.15in" fo:margin-right="0.15in" style:shadow="none" style:writing-mode="lr-tb" draw:fill-image-width="0in" draw:fill-image-height="0in" style:footnote-max-height="0in">
        <style:columns fo:column-count="1" fo:column-gap="0in"/>
        <style:footnote-sep style:width="0.0071in" style:distance-after-sep="0.0402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in" style:shadow="none" fo:background-color="transparent" style:dynamic-spacing="false" draw:fill="none" draw:fill-color="#729fcf" draw:fill-image-width="0in" draw:fill-image-height="0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table:number-columns-spanned="4" office:value-type="string">
              <text:p text:style-name="MP1">Estado de cuenta por cliente</text:p>
            </table:table-cell>
            <table:covered-table-cell/>
            <table:covered-table-cell/>
            <table:covered-table-cell/>
          </table:table-row>
          <table:table-row table:style-name="Table4.2">
            <table:table-cell table:style-name="Table4.A1" office:value-type="string">
              <text:p text:style-name="MP2"><draw:frame draw:style-name="Mfr1" draw:name="image: asimage(data['form'].logo)" text:anchor-type="as-char" svg:y="0in" svg:width="1.1701in" svg:height="0.7098in" draw:z-index="0"><draw:text-box><text:p text:style-name="MP3"/></draw:text-box></draw:frame></text:p>
            </table:table-cell>
            <table:table-cell table:style-name="Table4.A1" office:value-type="string">
              <text:p text:style-name="MP4">Empresa:</text:p>
              <text:p text:style-name="MP5"><text:span text:style-name="MT1">Cliente:</text:span></text:p>
              <text:p text:style-name="MP6">Fecha <text:span text:style-name="MT2">rango</text:span> :</text:p>
            </table:table-cell>
            <table:table-cell table:style-name="Table4.A1" office:value-type="string">
              <text:p text:style-name="MP7"><text:text-input text:description="&lt;data['form'].company_id[1] or ''&gt;">empresa</text:text-input></text:p>
              <text:p text:style-name="MP8"><text:text-input text:description="&lt;data['form'].partner_id[1] or ''&gt;">nombre cliente</text:text-input></text:p>
              <text:p text:style-name="MP9"><text:text-input text:description="&lt;data['form'].date_ini or ''&gt;">fecha inicio</text:text-input> <text:s/>- <text:text-input text:description="&lt;data['form'].date_fin or ''&gt;">fecha final</text:text-input></text:p>
            </table:table-cell>
            <table:table-cell table:style-name="Table4.A1" office:value-type="string">
              <text:p text:style-name="MP10"><text:span text:style-name="MT3">Pagina : </text:span><text:page-number text:select-page="current">1</text:page-number> / <text:page-count>1</text:page-count></text:p>
              <text:p text:style-name="MP10"><text:text-input text:description="&lt;_(&quot;Saldos Insoluto&quot;) if data['form'].chk_insoluto == True else _('Todo')&gt;">if chk_insoluto</text:text-input> <text:s/></text:p>
            </table:table-cell>
          </table:table-row>
        </table:table>
        <table:table table:name="Table5" table:style-name="Table5">
          <table:table-column table:style-name="Table5.A" table:number-columns-repeated="9"/>
          <table:table-column table:style-name="Table5.J"/>
          <table:table-row>
            <table:table-cell table:style-name="Table5.A1" office:value-type="string">
              <text:p text:style-name="MP11">Factura</text:p>
            </table:table-cell>
            <table:table-cell table:style-name="Table5.A1" office:value-type="string">
              <text:p text:style-name="MP11">Fecha</text:p>
            </table:table-cell>
            <table:table-cell table:style-name="Table5.A1" office:value-type="string">
              <text:p text:style-name="MP11">Vence</text:p>
            </table:table-cell>
            <table:table-cell table:style-name="Table5.A1" office:value-type="string">
              <text:p text:style-name="MP12">Tipo credito</text:p>
            </table:table-cell>
            <table:table-cell table:style-name="Table5.A1" office:value-type="string">
              <text:p text:style-name="MP11"/>
            </table:table-cell>
            <table:table-cell table:style-name="Table5.A1" office:value-type="string">
              <text:p text:style-name="MP11">T<text:span text:style-name="MT4">o</text:span>tal Fact.</text:p>
            </table:table-cell>
            <table:table-cell table:style-name="Table5.A1" office:value-type="string">
              <text:p text:style-name="MP11">Abonos</text:p>
            </table:table-cell>
            <table:table-cell table:style-name="Table5.A1" office:value-type="string">
              <text:p text:style-name="MP11">Saldo</text:p>
            </table:table-cell>
            <table:table-cell table:style-name="Table5.A1" office:value-type="string">
              <text:p text:style-name="MP13"/>
            </table:table-cell>
            <table:table-cell table:style-name="Table5.J1" office:value-type="string">
              <text:p text:style-name="MP13"/>
            </table:table-cell>
          </table:table-row>
          <table:table-row table:style-name="Table5.2"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3"/>
            </table:table-cell>
            <table:table-cell table:style-name="Table5.A2" office:value-type="string">
              <text:p text:style-name="MP14">Cantidad</text:p>
            </table:table-cell>
            <table:table-cell table:style-name="Table5.A2" office:value-type="string">
              <text:p text:style-name="MP11">Precio Unit</text:p>
            </table:table-cell>
            <table:table-cell table:style-name="Table5.A2" office:value-type="string">
              <text:p text:style-name="MP11">Importe</text:p>
            </table:table-cell>
          </table:table-row>
        </table:table>
        <text:p text:style-name="MP1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35.891859467</meta:creation-date>
    <meta:editing-duration>P5DT16S</meta:editing-duration>
    <meta:editing-cycles>124</meta:editing-cycles>
    <meta:generator>LibreOffice/5.1.6.2$Linux_X86_64 LibreOffice_project/10m0$Build-2</meta:generator>
    <dc:date>2019-01-03T16:12:52.064816393</dc:date>
    <meta:document-statistic meta:table-count="6" meta:image-count="0" meta:object-count="0" meta:page-count="1" meta:paragraph-count="43" meta:word-count="151" meta:character-count="523" meta:non-whitespace-character-count="473"/>
  </office:meta>
</office:document-meta>
</file>